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2.7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1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478in"/>
    </style:style>
    <style:style style:name="co7" style:family="table-column">
      <style:table-column-properties fo:break-before="auto" style:column-width="4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38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224b12" fo:border-left="0.74pt solid #000000" fo:border-right="none" fo:border-top="none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none" fo:background-color="#ffff00" fo:border-left="0.74pt solid #000000" fo:border-right="none" fo:border-top="non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38"/>
    </style:style>
    <style:style style:name="ce29" style:family="table-cell" style:parent-style-name="Default">
      <style:table-cell-properties fo:border-bottom="none" fo:border-left="none" fo:border-right="none" fo:border-top="0.74pt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224b12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6" style:family="table-cell" style:parent-style-name="Default">
      <style:table-cell-properties fo:border-bottom="none" fo:background-color="#b85c00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none" fo:background-color="#ffff38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74pt solid #000000" fo:background-color="#d4ea6b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d4ea6b" fo:border-left="0.74pt solid #000000" fo:border-right="none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4ea6b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style="italic" style:font-name-asian="DejaVu Sans" style:font-style-asian="italic" style:font-name-complex="DejaVu Sans" style:font-style-complex="italic"/>
    </style:style>
    <style:style style:name="ce14" style:family="table-cell" style:parent-style-name="Default">
      <style:table-cell-properties fo:border-bottom="none" fo:background-color="#b85c00" fo:border-left="none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38" fo:border-left="none" fo:border-right="0.74pt solid #000000" fo:border-top="none"/>
    </style:style>
    <style:style style:name="ce17" style:family="table-cell" style:parent-style-name="Default" style:data-style-name="N0">
      <style:table-cell-properties fo:border-bottom="0.74pt solid #000000" fo:background-color="#d4ea6b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d4ea6b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4ea6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15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gények</text:p>
          </table:table-cell>
          <table:table-cell/>
          <table:table-cell table:style-name="Default"/>
          <table:table-cell table:style-name="ce1" office:value-type="string" calcext:value-type="string">
            <text:p>Általános</text:p>
          </table:table-cell>
          <table:table-cell table:number-columns-repeated="2"/>
          <table:table-cell table:style-name="ce5" office:value-type="string" calcext:value-type="string">
            <text:p>Motor 1</text:p>
          </table:table-cell>
          <table:table-cell table:style-name="ce13" office:value-type="string" calcext:value-type="string">
            <text:p>SK 972.1 – 132S/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4" office:value-type="float" office:value="955" calcext:value-type="float">
            <text:p>955</text:p>
          </table:table-cell>
          <table:table-cell table:style-name="Default"/>
          <table:table-cell table:style-name="ce2" office:value-type="string" calcext:value-type="string">
            <text:p>nü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_2_max</text:p>
          </table:table-cell>
          <table:table-cell table:style-name="ce14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  <table:table-cell table:style-name="Default"/>
          <table:table-cell table:number-columns-repeated="3"/>
          <table:table-cell table:style-name="ce7" office:value-type="string" calcext:value-type="string">
            <text:p>J_mot</text:p>
          </table:table-cell>
          <table:table-cell table:style-name="ce15"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3"/>
          <table:table-cell table:style-name="ce7" office:value-type="string" calcext:value-type="string">
            <text:p>i_ges</text:p>
          </table:table-cell>
          <table:table-cell table:style-name="ce15" office:value-type="float" office:value="33.36" calcext:value-type="float">
            <text:p>33.3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_1</text:p>
          </table:table-cell>
          <table:table-cell table:formula="of:=(NN*en)/(Nu*9550)" office:value-type="float" office:value="4.4" calcext:value-type="float">
            <text:p>4.4</text:p>
          </table:table-cell>
          <table:table-cell table:style-name="Default"/>
          <table:table-cell table:number-columns-repeated="3"/>
          <table:table-cell table:style-name="ce8" office:value-type="string" calcext:value-type="string">
            <text:p>m_af</text:p>
          </table:table-cell>
          <table:table-cell table:style-name="ce15" table:formula="of:=(J/[.H3])*((1/[.H4])^2)" office:value-type="float" office:value="0.22464043153966" calcext:value-type="float">
            <text:p>0.22464043153966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8" office:value-type="string" calcext:value-type="string">
            <text:p>Terhelési osztály</text:p>
          </table:table-cell>
          <table:table-cell table:style-name="ce15" table:formula="of:=IF([.H5]&lt;=0.25; &quot;A&quot;; IF([.H5]&lt;=3; &quot;B&quot;; IF([.H5]&lt;=10; &quot;C&quot;; &quot;Out of Range&quot;))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f_B_min</text:p>
          </table:table-cell>
          <table:table-cell table:style-name="ce16" table:formula="of:=IF([.H6]=&quot;B&quot;; 1.5; IF([.H6]=&quot;A&quot;; 1.3; IF([.H6]=&quot;C&quot;; 1.65)))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M_mot</text:p>
          </table:table-cell>
          <table:table-cell table:style-name="ce14" table:formula="of:=NN*[.H7]" office:value-type="float" office:value="1241.5" calcext:value-type="float">
            <text:p>1241.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ngelykapcsoló 1</text:p>
          </table:table-cell>
          <table:table-cell table:style-name="ce29" office:value-type="string" calcext:value-type="string">
            <text:p>Rotex 75 Al-H – Sh-D 64 Rotex 75 spider</text:p>
          </table:table-cell>
          <table:table-cell table:style-name="ce33" office:value-type="string" calcext:value-type="string">
            <text:p>Megfelel?</text:p>
          </table:table-cell>
          <table:table-cell table:number-columns-repeated="3"/>
          <table:table-cell table:style-name="ce10" office:value-type="string" calcext:value-type="string">
            <text:p>Megfelel?</text:p>
          </table:table-cell>
          <table:table-cell table:style-name="ce17" table:formula="of:=IF([.H2] &gt; [.H8]; &quot;IGEN&quot;; &quot;NEM&quot;)" office:value-type="string" office:string-value="NEM" calcext:value-type="string">
            <text:p>NEM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S_T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4" office:value-type="string" calcext:value-type="string">
            <text:p>S_A</text:p>
          </table:table-cell>
          <table:table-cell table:style-name="ce30" office:value-type="float" office:value="1.5" calcext:value-type="float">
            <text:p>1.5</text:p>
          </table:table-cell>
          <table:table-cell table:number-columns-repeated="4"/>
          <table:table-cell table:style-name="ce5" office:value-type="string" calcext:value-type="string">
            <text:p>Motor 2</text:p>
          </table:table-cell>
          <table:table-cell table:style-name="ce13" office:value-type="string" calcext:value-type="string">
            <text:p>SK 972.1 - 132 M/4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S_Z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4"/>
          <table:table-cell table:style-name="ce6" office:value-type="string" calcext:value-type="string">
            <text:p>M_2_max</text:p>
          </table:table-cell>
          <table:table-cell table:style-name="ce14"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J_k</text:p>
          </table:table-cell>
          <table:table-cell table:style-name="ce31" office:value-type="float" office:value="0.06707" calcext:value-type="float">
            <text:p>0.06707</text:p>
          </table:table-cell>
          <table:table-cell table:number-columns-repeated="4"/>
          <table:table-cell table:style-name="ce7" office:value-type="string" calcext:value-type="string">
            <text:p>J_mot</text:p>
          </table:table-cell>
          <table:table-cell table:style-name="ce15"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T_KN</text:p>
          </table:table-cell>
          <table:table-cell table:style-name="ce31" office:value-type="float" office:value="2400" calcext:value-type="float">
            <text:p>2400</text:p>
          </table:table-cell>
          <table:table-cell table:number-columns-repeated="4"/>
          <table:table-cell table:style-name="ce7" office:value-type="string" calcext:value-type="string">
            <text:p>i_ges</text:p>
          </table:table-cell>
          <table:table-cell table:style-name="ce15" office:value-type="float" office:value="33.36" calcext:value-type="float">
            <text:p>33.3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TKMAX</text:p>
          </table:table-cell>
          <table:table-cell table:style-name="ce31" office:value-type="float" office:value="4800" calcext:value-type="float">
            <text:p>4800</text:p>
          </table:table-cell>
          <table:table-cell table:number-columns-repeated="4"/>
          <table:table-cell table:style-name="ce8" office:value-type="string" calcext:value-type="string">
            <text:p>m_af</text:p>
          </table:table-cell>
          <table:table-cell table:style-name="ce15" table:formula="of:=(J/[.H13])*((1/[.H14])^2)" office:value-type="float" office:value="0.205385537407689" calcext:value-type="float">
            <text:p>0.205385537407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N</text:p>
          </table:table-cell>
          <table:table-cell table:formula="of:=9550*([.H21]/en)" office:value-type="float" office:value="1627.84090909091" calcext:value-type="float">
            <text:p>1627.84090909091</text:p>
          </table:table-cell>
          <table:table-cell table:formula="of:=IF(TN*ST &lt; TKN; &quot;IGEN&quot;; &quot;NEM&quot;)" office:value-type="string" office:string-value="IGEN" calcext:value-type="string">
            <text:p>IGEN</text:p>
          </table:table-cell>
          <table:table-cell table:number-columns-repeated="3"/>
          <table:table-cell table:style-name="ce8" office:value-type="string" calcext:value-type="string">
            <text:p>Terhelési osztály</text:p>
          </table:table-cell>
          <table:table-cell table:style-name="ce15" table:formula="of:=IF([.H15]&lt;=0.25; &quot;A&quot;; IF([.H15]&lt;=3; &quot;B&quot;; IF([.H15]&lt;=10; &quot;C&quot;; &quot;Out of Range&quot;))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_A</text:p>
          </table:table-cell>
          <table:table-cell table:formula="of:=Motor2Jmot+Jk" office:value-type="float" office:value="0.10207" calcext:value-type="float">
            <text:p>0.10207</text:p>
          </table:table-cell>
          <table:table-cell table:number-columns-repeated="4"/>
          <table:table-cell table:style-name="ce9" office:value-type="string" calcext:value-type="string">
            <text:p>f_B_min</text:p>
          </table:table-cell>
          <table:table-cell table:style-name="ce16" table:formula="of:=IF([.H16]=&quot;B&quot;; 1.5; IF([.H16]=&quot;A&quot;; 1.3; IF([.H16]=&quot;C&quot;; 1.65)))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_L</text:p>
          </table:table-cell>
          <table:table-cell table:formula="of:=J+Jk" office:value-type="float" office:value="8.06707" calcext:value-type="float">
            <text:p>8.06707</text:p>
          </table:table-cell>
          <table:table-cell table:number-columns-repeated="4"/>
          <table:table-cell table:style-name="ce6" office:value-type="string" calcext:value-type="string">
            <text:p>M_mot</text:p>
          </table:table-cell>
          <table:table-cell table:style-name="ce14" table:formula="of:=NN*[.H17]" office:value-type="float" office:value="1241.5" calcext:value-type="float">
            <text:p>124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A</text:p>
          </table:table-cell>
          <table:table-cell table:formula="of:=JL / (JL+JA)" office:value-type="float" office:value="0.987505416726853" calcext:value-type="float">
            <text:p>0.987505416726853</text:p>
          </table:table-cell>
          <table:table-cell table:number-columns-repeated="4"/>
          <table:table-cell table:style-name="ce11" office:value-type="string" calcext:value-type="string">
            <text:p>Megfelel?</text:p>
          </table:table-cell>
          <table:table-cell table:style-name="ce18" table:formula="of:=IF([.H12] &gt; [.H18]; &quot;IGEN&quot;; &quot;NEM&quot;)" office:value-type="string" office:string-value="IGEN" calcext:value-type="string">
            <text:p>I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AS</text:p>
          </table:table-cell>
          <table:table-cell table:formula="of:=2*TN" office:value-type="float" office:value="3255.68181818182" calcext:value-type="float">
            <text:p>3255.68181818182</text:p>
          </table:table-cell>
          <table:table-cell table:number-columns-repeated="4"/>
          <table:table-cell table:style-name="ce3" office:value-type="string" calcext:value-type="string">
            <text:p>P_be</text:p>
          </table:table-cell>
          <table:table-cell table:formula="of:=(Motor2m2max*en)/(9550*Motor2fbmin*Nu)" office:value-type="float" office:value="5.79814740233588" calcext:value-type="float">
            <text:p>5.79814740233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S</text:p>
          </table:table-cell>
          <table:table-cell table:formula="of:=TAS*ME*SA" office:value-type="float" office:value="4822.50514589051" calcext:value-type="float">
            <text:p>4822.50514589051</text:p>
          </table:table-cell>
          <table:table-cell table:number-columns-repeated="4"/>
          <table:table-cell table:style-name="ce3" office:value-type="string" calcext:value-type="string">
            <text:p>P_mot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T_K</text:p>
          </table:table-cell>
          <table:table-cell table:style-name="ce32" table:formula="of:=TS*SZ*ST" office:value-type="float" office:value="5787.00617506861" calcext:value-type="float">
            <text:p>5787.00617506861</text:p>
          </table:table-cell>
          <table:table-cell table:style-name="ce35" table:formula="of:=IF(TKMAX &gt; TK; &quot;IGEN&quot;; &quot;NEM&quot;)" office:value-type="string" office:string-value="NEM" calcext:value-type="string">
            <text:p>NEM</text:p>
          </table:table-cell>
          <table:table-cell table:number-columns-repeated="3"/>
          <table:table-cell table:style-name="ce12" office:value-type="string" calcext:value-type="string">
            <text:p>Megfelel?</text:p>
          </table:table-cell>
          <table:table-cell table:style-name="ce19" table:formula="of:=IF([.H20] &lt; [.H21]; &quot;IGEN&quot;; &quot;NEM&quot;)" office:value-type="string" office:string-value="IGEN" calcext:value-type="string">
            <text:p>IGEN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Tengelykapcsoló 2</text:p>
          </table:table-cell>
          <table:table-cell table:style-name="ce29" office:value-type="string" calcext:value-type="string">
            <text:p>Rotex 90 Al-H – Sh-D 64 Rotex 90 spider</text:p>
          </table:table-cell>
          <table:table-cell table:style-name="ce33" office:value-type="string" calcext:value-type="string">
            <text:p>Megfelel?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S_T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4" office:value-type="string" calcext:value-type="string">
            <text:p>S_A</text:p>
          </table:table-cell>
          <table:table-cell table:style-name="ce30" office:value-type="float" office:value="1.5" calcext:value-type="float">
            <text:p>1.5</text:p>
          </table:table-cell>
          <table:table-cell table:number-columns-repeated="9"/>
          <table:table-cell office:value-type="string" calcext:value-type="string">
            <text:p><text:a xlink:href="https://www.nord.com/media/documents/bw/g1012_ie1_ie2_ie3_en_2.pdf" xlink:type="simple">https://www.nord.com/media/documents/bw/g1012_ie1_ie2_ie3_en_2.pdf</text:a></text:p>
          </table:table-cell>
        </table:table-row>
        <table:table-row table:style-name="ro1">
          <table:table-cell table:style-name="ce24" office:value-type="string" calcext:value-type="string">
            <text:p>S_Z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J_k</text:p>
          </table:table-cell>
          <table:table-cell table:style-name="ce31" office:value-type="float" office:value="0.22139" calcext:value-type="float">
            <text:p>0.22139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T_KN</text:p>
          </table:table-cell>
          <table:table-cell table:style-name="ce31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TKMAX</text:p>
          </table:table-cell>
          <table:table-cell table:style-name="ce31"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_N</text:p>
          </table:table-cell>
          <table:table-cell table:formula="of:=9550*(Pmot/en)" office:value-type="float" office:value="1627.84090909091" calcext:value-type="float">
            <text:p>1627.84090909091</text:p>
          </table:table-cell>
          <table:table-cell table:formula="of:=IF(TN*ST &lt; TKN; &quot;IGEN&quot;; &quot;NEM&quot;)" office:value-type="string" office:string-value="IGEN" calcext:value-type="string">
            <text:p>IG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_A</text:p>
          </table:table-cell>
          <table:table-cell table:formula="of:=Motor2Jmot+[.B28]" office:value-type="float" office:value="0.25639" calcext:value-type="float">
            <text:p>0.25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_L</text:p>
          </table:table-cell>
          <table:table-cell table:formula="of:=J+[.B28]" office:value-type="float" office:value="8.22139" calcext:value-type="float">
            <text:p>8.22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A</text:p>
          </table:table-cell>
          <table:table-cell table:formula="of:=[.B33] / ([.B33]+[.B32])" office:value-type="float" office:value="0.969757412907624" calcext:value-type="float">
            <text:p>0.9697574129076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_AS</text:p>
          </table:table-cell>
          <table:table-cell table:formula="of:=2*[.B31]" office:value-type="float" office:value="3255.68181818182" calcext:value-type="float">
            <text:p>3255.68181818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_S</text:p>
          </table:table-cell>
          <table:table-cell table:formula="of:=[.B35]*[.B34]*[.B26]" office:value-type="float" office:value="4735.83236587559" calcext:value-type="float">
            <text:p>4735.83236587559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T_K</text:p>
          </table:table-cell>
          <table:table-cell table:style-name="ce32" table:formula="of:=[.B36]*[.B27]*[.B25]" office:value-type="float" office:value="5682.9988390507" calcext:value-type="float">
            <text:p>5682.9988390507</text:p>
          </table:table-cell>
          <table:table-cell table:style-name="ce35" table:formula="of:=IF([.B30] &gt; [.B37]; &quot;IGEN&quot;; &quot;NEM&quot;)" office:value-type="string" office:string-value="IGEN" calcext:value-type="string">
            <text:p>IGEN</text:p>
          </table:table-cell>
          <table:table-cell table:number-columns-repeated="9"/>
        </table:table-row>
      </table:table>
      <table:named-expressions>
        <table:named-range table:name="en" table:base-cell-address="$Sheet1.$B$3" table:cell-range-address="$Sheet1.$B$3"/>
        <table:named-range table:name="iges" table:base-cell-address="$Sheet1.$H$5" table:cell-range-address="$Sheet1.$H$4"/>
        <table:named-range table:name="J" table:base-cell-address="$Sheet1.$B$4" table:cell-range-address="$Sheet1.$B$4"/>
        <table:named-range table:name="JA" table:base-cell-address="$Sheet1.$B$12" table:cell-range-address="$Sheet1.$B$17"/>
        <table:named-range table:name="Jk" table:base-cell-address="$Sheet1.$B$10" table:cell-range-address="$Sheet1.$B$13"/>
        <table:named-range table:name="JL" table:base-cell-address="$Sheet1.$B$13" table:cell-range-address="$Sheet1.$B$18"/>
        <table:named-range table:name="Jmot" table:base-cell-address="$Sheet1.$H$4" table:cell-range-address="$Sheet1.$H$3"/>
        <table:named-range table:name="M2max" table:base-cell-address="$Sheet1.$H$2" table:cell-range-address="$Sheet1.$H$2"/>
        <table:named-range table:name="ME" table:base-cell-address="$Sheet1.$B$15" table:cell-range-address="$Sheet1.$B$19"/>
        <table:named-range table:name="Motor1fb" table:base-cell-address="$Sheet1.$H$8" table:cell-range-address="$Sheet1.$H$7"/>
        <table:named-expression table:name="Motor1n" table:base-cell-address="$Sheet1.$H$3" table:expression="#REF!"/>
        <table:named-range table:name="Motor2fbmin" table:base-cell-address="$Sheet1.$H$17" table:cell-range-address="$Sheet1.$H$17"/>
        <table:named-range table:name="Motor2iges" table:base-cell-address="$Sheet1.$H$14" table:cell-range-address="$Sheet1.$H$14"/>
        <table:named-range table:name="Motor2Jmot" table:base-cell-address="$Sheet1.$H$13" table:cell-range-address="$Sheet1.$H$13"/>
        <table:named-range table:name="Motor2m2max" table:base-cell-address="$Sheet1.$H$12" table:cell-range-address="$Sheet1.$H$12"/>
        <table:named-range table:name="Motor2maf" table:base-cell-address="$Sheet1.$H$15" table:cell-range-address="$Sheet1.$H$15"/>
        <table:named-range table:name="Motor2mmot" table:base-cell-address="$Sheet1.$H$18" table:cell-range-address="$Sheet1.$H$18"/>
        <table:named-range table:name="NN" table:base-cell-address="$Sheet1.$B$2" table:cell-range-address="$Sheet1.$B$2"/>
        <table:named-range table:name="Nu" table:base-cell-address="$Sheet1.$E$2" table:cell-range-address="$Sheet1.$E$2"/>
        <table:named-range table:name="Pmot" table:base-cell-address="$Sheet1.$H$21" table:cell-range-address="$Sheet1.$H$21"/>
        <table:named-range table:name="SA" table:base-cell-address="$Sheet1.$B$18" table:cell-range-address="$Sheet1.$B$11"/>
        <table:named-range table:name="ST" table:base-cell-address="$Sheet1.$B$20" table:cell-range-address="$Sheet1.$B$10"/>
        <table:named-range table:name="SZ" table:base-cell-address="$Sheet1.$B$19" table:cell-range-address="$Sheet1.$B$12"/>
        <table:named-range table:name="TAS" table:base-cell-address="$Sheet1.$B$16" table:cell-range-address="$Sheet1.$B$20"/>
        <table:named-range table:name="TK" table:base-cell-address="$Sheet1.$B$20" table:cell-range-address="$Sheet1.$B$22"/>
        <table:named-range table:name="TKMAX" table:base-cell-address="$Sheet1.$B$22" table:cell-range-address="$Sheet1.$B$15"/>
        <table:named-range table:name="TKN" table:base-cell-address="$Sheet1.$B$11" table:cell-range-address="$Sheet1.$B$14"/>
        <table:named-range table:name="TN" table:base-cell-address="$Sheet1.$B$12" table:cell-range-address="$Sheet1.$B$16"/>
        <table:named-range table:name="TS" table:base-cell-address="$Sheet1.$B$17" table:cell-range-address="$Sheet1.$B$2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4:35:58.729777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6:56:23.561019404</meta:creation-date>
    <meta:generator>LibreOffice/24.2.7.2$Linux_X86_64 LibreOffice_project/420$Build-2</meta:generator>
    <dc:date>2025-11-09T15:39:02.828162024</dc:date>
    <meta:editing-duration>PT4H44M34S</meta:editing-duration>
    <meta:editing-cycles>21</meta:editing-cycles>
    <meta:document-statistic meta:table-count="1" meta:cell-count="117" meta:object-count="0"/>
  </office:meta>
</office:document-meta>
</file>